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34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17.54mm" svg:x="158.36mm" svg:y="3.26mm">
            <draw:object draw:notify-on-update-of-ranges="Sheet1.B1:Sheet1.E1 Sheet1.A2:Sheet1.A2 Sheet1.B2:Sheet1.E2 Sheet1.A3:Sheet1.A3 Sheet1.B3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oftware execution time (ms)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4.247" calcext:value-type="float">
            <text:p>4.247</text:p>
          </table:table-cell>
          <table:table-cell table:style-name="ce1" office:value-type="float" office:value="42.283" calcext:value-type="float">
            <text:p>42.283</text:p>
          </table:table-cell>
          <table:table-cell table:style-name="ce1" office:value-type="float" office:value="423.105" calcext:value-type="float">
            <text:p>423.105</text:p>
          </table:table-cell>
        </table:table-row>
        <table:table-row table:style-name="ro1">
          <table:table-cell office:value-type="string" calcext:value-type="string">
            <text:p>hardware execution time (ms)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4.537" calcext:value-type="float">
            <text:p>4.537</text:p>
          </table:table-cell>
          <table:table-cell table:style-name="ce1" office:value-type="float" office:value="44.554" calcext:value-type="float">
            <text:p>44.554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B2]/[.B3]" office:value-type="float" office:value="4.23232323232323" calcext:value-type="float">
            <text:p>4,23232323232323</text:p>
          </table:table-cell>
          <table:table-cell table:formula="of:=[.C2]/[.C3]" office:value-type="float" office:value="9.69634703196347" calcext:value-type="float">
            <text:p>9,69634703196347</text:p>
          </table:table-cell>
          <table:table-cell table:formula="of:=[.D2]/[.D3]" office:value-type="float" office:value="9.31959444566894" calcext:value-type="float">
            <text:p>9,31959444566894</text:p>
          </table:table-cell>
          <table:table-cell table:formula="of:=[.E2]/[.E3]" office:value-type="float" office:value="9.49645374152714" calcext:value-type="float">
            <text:p>9,49645374152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8:06:21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7:38:45.413000000</meta:creation-date>
    <dc:date>2020-01-14T19:51:57.867000000</dc:date>
    <meta:editing-duration>PT1H49M1S</meta:editing-duration>
    <meta:editing-cycles>3</meta:editing-cycles>
    <meta:generator>LibreOffice/6.1.6.3$Windows_X86_64 LibreOffice_project/5896ab1714085361c45cf540f76f60673dd96a7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755cm" xlink:href=".." xlink:type="simple" chart:class="chart:line" chart:style-name="ch1">
        <chart:title svg:x="6.448cm" svg:y="0.371cm" chart:style-name="ch2">
          <text:p>Execution time</text:p>
        </chart:title>
        <chart:legend chart:legend-position="end" svg:x="10.132cm" svg:y="5.329cm" style:legend-expansion="high" chart:style-name="ch3"/>
        <chart:plot-area chart:style-name="ch4" table:cell-range-address="Sheet1.A1:Sheet1.E3" chart:data-source-has-labels="both" svg:x="1.331cm" svg:y="1.385cm" svg:width="8.481cm" svg:height="9.154cm">
          <chartooo:coordinate-region svg:x="2.138cm" svg:y="1.584cm" svg:width="7.024cm" svg:height="8.308cm"/>
          <chart:axis chart:dimension="x" chart:name="primary-x" chart:style-name="ch5" chartooo:axis-type="auto">
            <chartooo:date-scale/>
            <chart:title svg:x="5.223cm" svg:y="10.774cm" chart:style-name="ch6">
              <text:p>size</text:p>
            </chart:title>
            <chart:categories table:cell-range-address="Sheet1.B1:Sheet1.E1"/>
          </chart:axis>
          <chart:axis chart:dimension="y" chart:name="primary-y" chart:style-name="ch7">
            <chart:title svg:x="0.451cm" svg:y="6.681cm" chart:style-name="ch8">
              <text:p>time (ms)</text:p>
            </chart:title>
            <chart:grid chart:style-name="ch9" chart:class="major"/>
          </chart:axis>
          <chart:series chart:style-name="ch10" chart:values-cell-range-address="Sheet1.B2:Sheet1.E2" chart:label-cell-address="Sheet1.A2:Sheet1.A2" chart:class="chart:line">
            <chart:data-point chart:repeated="4"/>
          </chart:series>
          <chart:series chart:style-name="ch11" chart:values-cell-range-address="Sheet1.B3:Sheet1.E3" chart:label-cell-address="Sheet1.A3:Sheet1.A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E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software execution time (ms)</text:p>
                <draw:g>
                  <svg:desc>Sheet1.A2:Sheet1.A2</svg:desc>
                </draw:g>
              </table:table-cell>
              <table:table-cell office:value-type="float" office:value="0.419">
                <text:p>0.419</text:p>
                <draw:g>
                  <svg:desc>Sheet1.B2:Sheet1.E2</svg:desc>
                </draw:g>
              </table:table-cell>
              <table:table-cell office:value-type="float" office:value="4.247">
                <text:p>4.247</text:p>
              </table:table-cell>
              <table:table-cell office:value-type="float" office:value="42.283">
                <text:p>42.283</text:p>
              </table:table-cell>
              <table:table-cell office:value-type="float" office:value="423.105">
                <text:p>423.105</text:p>
              </table:table-cell>
            </table:table-row>
            <table:table-row>
              <table:table-cell office:value-type="string">
                <text:p>hardware execution time (ms)</text:p>
                <draw:g>
                  <svg:desc>Sheet1.A3:Sheet1.A3</svg:desc>
                </draw:g>
              </table:table-cell>
              <table:table-cell office:value-type="float" office:value="0.099">
                <text:p>0.099</text:p>
                <draw:g>
                  <svg:desc>Sheet1.B3:Sheet1.E3</svg:desc>
                </draw:g>
              </table:table-cell>
              <table:table-cell office:value-type="float" office:value="0.438">
                <text:p>0.438</text:p>
              </table:table-cell>
              <table:table-cell office:value-type="float" office:value="4.537">
                <text:p>4.537</text:p>
              </table:table-cell>
              <table:table-cell office:value-type="float" office:value="44.554">
                <text:p>44.5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